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/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df6d75fa-951c-4217-a9a4-46951395c4f5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November 2020</text:span>
    <text:span text:style-name="T5"> -</text:span>
    <text:span text:style-name="T4"> </text:span>
    <text:span text:style-name="T6">November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6be191da-1347-4543-b69a-48021c76fcac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November 2019</text:span>
    <text:span text:style-name="T5"> -</text:span>
    <text:span text:style-name="T4"> </text:span>
    <text:span text:style-name="T6">November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14bddf1-e5b6-43ec-9bcf-400ce2625667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November 2018</text:span>
    <text:span text:style-name="T4"> - </text:span>
    <text:span text:style-name="T8">November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674901c8-e5b6-43e4-9543-1a6872c052c3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November 2016</text:span>
    <text:span text:style-name="T4"> - </text:span>
    <text:span text:style-name="T8">November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dcdcb4ba-39e0-4c7a-89b5-4403d8013e1e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c534ea41-4447-486f-a28e-8f9e93adafb8">
              <text:p text:style-name="P6"><text:span text:style-name="T17">EDV: </text:span>Word, Excel, Photoshop, Linux, Outlook</text:p>
            </text:section>
            <text:section text:style-name="Sect2" text:name="88a6ce41-31e3-4faf-bce2-5be60f9a7f85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